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2.196cm" style:rel-column-width="8466*"/>
    </style:style>
    <style:style style:name="Taula1.B" style:family="table-column">
      <style:table-column-properties style:column-width="2.593cm" style:rel-column-width="9996*"/>
    </style:style>
    <style:style style:name="Taula1.C" style:family="table-column">
      <style:table-column-properties style:column-width="12.211cm" style:rel-column-width="47073*"/>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2.355cm" style:rel-column-width="9078*"/>
    </style:style>
    <style:style style:name="Taula2.B" style:family="table-column">
      <style:table-column-properties style:column-width="3.307cm" style:rel-column-width="12750*"/>
    </style:style>
    <style:style style:name="Taula2.C" style:family="table-column">
      <style:table-column-properties style:column-width="11.338cm" style:rel-column-width="43707*"/>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P1" style:family="paragraph" style:parent-style-name="First_20_line_20_indent">
      <style:paragraph-properties fo:margin-left="0cm" fo:margin-right="0cm" fo:text-indent="0cm" style:auto-text-indent="false"/>
    </style:style>
    <style:style style:name="P2" style:family="paragraph" style:parent-style-name="First_20_line_20_indent">
      <style:paragraph-properties fo:margin-left="0cm" fo:margin-right="0cm" fo:text-indent="0cm" style:auto-text-indent="false"/>
      <style:text-properties style:text-underline-style="solid" style:text-underline-width="auto" style:text-underline-color="font-color"/>
    </style:style>
    <style:style style:name="P3" style:family="paragraph" style:parent-style-name="First_20_line_20_indent">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 style:family="paragraph" style:parent-style-name="First_20_line_20_indent">
      <style:paragraph-properties fo:margin-left="0cm" fo:margin-right="0cm" fo:text-indent="0cm" style:auto-text-indent="false"/>
      <style:text-properties officeooo:paragraph-rsid="000edc9d"/>
    </style:style>
    <style:style style:name="P5" style:family="paragraph" style:parent-style-name="First_20_line_20_indent">
      <style:paragraph-properties fo:margin-left="0cm" fo:margin-right="0cm" fo:text-indent="0cm" style:auto-text-indent="false" fo:break-before="page"/>
      <style:text-properties style:text-underline-style="solid" style:text-underline-width="auto" style:text-underline-color="font-color"/>
    </style:style>
    <style:style style:name="P6" style:family="paragraph" style:parent-style-name="Table_20_Contents">
      <style:text-properties fo:font-weight="bold" style:font-weight-asian="bold" style:font-weight-complex="bold"/>
    </style:style>
    <style:style style:name="P7" style:family="paragraph" style:parent-style-name="First_20_line_20_indent" style:list-style-name="L1"/>
    <style:style style:name="P8" style:family="paragraph" style:parent-style-name="First_20_line_20_indent" style:list-style-name="L1">
      <style:text-properties officeooo:paragraph-rsid="000fb19f"/>
    </style:style>
    <style:style style:name="P9" style:family="paragraph" style:parent-style-name="First_20_line_20_indent" style:list-style-name="L1">
      <style:paragraph-properties fo:margin-left="0cm" fo:margin-right="0cm" fo:text-indent="0cm" style:auto-text-indent="false"/>
    </style:style>
    <style:style style:name="P10" style:family="paragraph" style:parent-style-name="Heading_20_1">
      <style:paragraph-properties fo:break-before="page"/>
    </style:style>
    <style:style style:name="T1" style:family="text">
      <style:text-properties officeooo:rsid="00130529"/>
    </style:style>
    <style:style style:name="T2" style:family="text">
      <style:text-properties officeooo:rsid="0014259c"/>
    </style:style>
    <style:style style:name="T3" style:family="text">
      <style:text-properties fo:background-color="transparent" loext:char-shading-value="0"/>
    </style:style>
    <style:style style:name="T4" style:family="text">
      <style:text-properties officeooo:rsid="000edc9d"/>
    </style:style>
    <style:style style:name="T5" style:family="text">
      <style:text-properties officeooo:rsid="000fb19f"/>
    </style:style>
    <style:style style:name="T6" style:family="text">
      <style:text-properties officeooo:rsid="0010a4cd"/>
    </style:style>
    <style:style style:name="T7" style:family="text">
      <style:text-properties officeooo:rsid="0012a076"/>
    </style:style>
    <style:style style:name="T8" style:family="text">
      <style:text-properties officeooo:rsid="00182560"/>
    </style:style>
    <style:style style:name="T9" style:family="text">
      <style:text-properties officeooo:rsid="0018d864"/>
    </style:style>
    <style:style style:name="T10" style:family="text">
      <style:text-properties officeooo:rsid="001c07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Fitxategi transferentziak egiteko aplikazioa</text:h>
      <text:p text:style-name="P1"/>
      <text:h text:style-name="Heading_20_2" text:outline-level="2">Deskribapena:</text:h>
      <text:p text:style-name="P1">Aplikazio honek zerbitzari batetik fitxategiak jaitsi eta ezabatzeko aukera emango du, <text:span text:style-name="T10">eta baita zerbitzarian eskuragarri dauden fitxategiak zeintzuk diren kontsultatzeko aukera</text:span>. Fitxategiak ezabatzeko erabiltzaile baimendua izan beharko da, baina jaistea edozeinek egin ahal izango du. Horretarako erabiltzaile berezi bat egongo da, “anonimous” izenekoa, eta honek edozein pasahitzekin sartu ahal izango du. Aplikazioak TCP erabiliko du garraio mailako protokolo bezala. Fitxategi guztiak kokagune berean egongo dira, beraz, ez da egongo katalogoen (karpeta, direktorio...) kudeaketaren inguruko komandorik.</text:p>
      <text:p text:style-name="P1"/>
      <text:h text:style-name="Heading_20_2" text:outline-level="2">Protokoloa:</text:h>
      <text:p text:style-name="P3">Sintaxia eta semantika:</text:p>
      <text:p text:style-name="P1">Komando, erantzun eta parametro guztiak ASCII kodeko karaktere kateak izango dira. Fitxategiak, aldiz, edozein motako datuak izan ditzakete. <text:span text:style-name="T8">Komandoetako eragiketa kode</text:span> guzti<text:span text:style-name="T8">e</text:span>k 4 karaktere izango dituzte eta erantzun <text:span text:style-name="T9">kodeek</text:span> 2. Parametroak komandoen <text:span text:style-name="T2">(edo erantzunen) </text:span>atzetik zuzenean joango dira, inongo banaketarik gabe.</text:p>
      <text:p text:style-name="P1"/>
      <text:p text:style-name="P1">Orokorrean, mezuen amaiera adierazteko lerro jauziak erabiliko dira. <text:span text:style-name="T7">Horretarako</text:span> <text:span text:style-name="T7">1</text:span>3 eta 10 byteak <text:span text:style-name="T7">erabiliko ditugu</text:span> (0x0D 0x0A edo CR+LF bezala ere ezagutuak, edo C lengoaiako '\r' eta '\n' karaktereak).</text:p>
      <text:p text:style-name="P1"/>
      <text:p text:style-name="P1">Gure aplikazioan <text:span text:style-name="T5">bidaliko diren mezuen sintaxia hobeto zehazte aldera, hona hemen hainbat zehaztapen:</text:span></text:p>
      <text:list xml:id="list3331716454" text:style-name="L1">
        <text:list-item>
          <text:p text:style-name="P7"><text:span text:style-name="T5">F</text:span>itxategi baten edukia bidaltzen <text:span text:style-name="T5">ez den mezu guztien </text:span>amaiera <text:span text:style-name="T6">adierazteko </text:span>lerro jauzi bat <text:span text:style-name="T6">erabili</text:span>ko da.</text:p>
        </text:list-item>
        <text:list-item>
          <text:p text:style-name="P7"><text:span text:style-name="T1">Zerbitzariak </text:span>fitxategi zerrenda bidaltzen <text:span text:style-name="T1">duenean</text:span>, <text:span text:style-name="T2">mezuak honako formatua jarraitu beharko du</text:span>:</text:p>
          <text:list>
            <text:list-item>
              <text:p text:style-name="P7"><text:span text:style-name="T1">Erantzun positibo</text:span>a<text:span text:style-name="T5">ren ondoren</text:span> eta fitxategi zerrenda <text:span text:style-name="T5">baino lehen, lerro jauzi bat egongo da</text:span>.</text:p>
            </text:list-item>
            <text:list-item>
              <text:p text:style-name="P8"><text:span text:style-name="T5">Zerrenda hainbat lerrotan banatuko da, l</text:span>erro bakoitzak fitxategi baten informazioa izan<text:span text:style-name="T6">ik</text:span> <text:span text:style-name="T5">honako formatuan: lehenengo fitxategi izena, ondoren '?' karakterea banatzaile gisa, eta azkenik fitxategiaren tamaina (byte kopurua) ASCII formatuan.</text:span></text:p>
            </text:list-item>
            <text:list-item>
              <text:p text:style-name="P7"><text:span text:style-name="T6">Mezu honen</text:span> amaiera adierazteko <text:span text:style-name="T6">ere</text:span> lerro jauzi bat <text:span text:style-name="T5">erabiliko da</text:span>, <text:span text:style-name="T6">eta beraz, </text:span>zerrenda lerro huts batekin amaituko da.</text:p>
            </text:list-item>
          </text:list>
        </text:list-item>
        <text:list-item>
          <text:p text:style-name="P8"><text:span text:style-name="T5">F</text:span>itxategi bat bidaltzen <text:span text:style-name="T5">duten mezuek</text:span>, <text:span text:style-name="T10">OK </text:span>erantzun <text:span text:style-name="T10">kode</text:span>aren ondoren, eta fitxategiaren edukia <text:span text:style-name="T5">baino lehen, lerro jauzi bat izango dute</text:span>.</text:p>
          <text:p text:style-name="P9"/>
        </text:list-item>
      </text:list>
      <text:p text:style-name="P2"/>
      <text:p text:style-name="P5">Komandoak:</text:p>
      <table:table table:name="Taula1" table:style-name="Taula1">
        <table:table-column table:style-name="Taula1.A"/>
        <table:table-column table:style-name="Taula1.B"/>
        <table:table-column table:style-name="Taula1.C"/>
        <table:table-row table:style-name="TableLine94048241183744">
          <table:table-cell table:style-name="Taula1.A1" office:value-type="string">
            <text:p text:style-name="P6">Komandoa</text:p>
          </table:table-cell>
          <table:table-cell table:style-name="Taula1.A1" office:value-type="string">
            <text:p text:style-name="P6">Parametroak</text:p>
          </table:table-cell>
          <table:table-cell table:style-name="Taula1.C1" office:value-type="string">
            <text:p text:style-name="P6">Semantika</text:p>
          </table:table-cell>
        </table:table-row>
        <table:table-row table:style-name="TableLine94048246855184">
          <table:table-cell table:style-name="Taula1.A2" office:value-type="string">
            <text:p text:style-name="Table_20_Contents">USER</text:p>
          </table:table-cell>
          <table:table-cell table:style-name="Taula1.A2" office:value-type="string">
            <text:p text:style-name="Table_20_Contents">Erabiltzailea</text:p>
          </table:table-cell>
          <table:table-cell table:style-name="Taula1.C2" office:value-type="string">
            <text:p text:style-name="Table_20_Contents">Sesio berri baten irekiera. Erabiltzailearen identifikazioa.</text:p>
          </table:table-cell>
        </table:table-row>
        <table:table-row table:style-name="TableLine94048204992256">
          <table:table-cell table:style-name="Taula1.A2" office:value-type="string">
            <text:p text:style-name="Table_20_Contents">PASS</text:p>
          </table:table-cell>
          <table:table-cell table:style-name="Taula1.A2" office:value-type="string">
            <text:p text:style-name="Table_20_Contents">Pasahitza</text:p>
          </table:table-cell>
          <table:table-cell table:style-name="Taula1.C2" office:value-type="string">
            <text:p text:style-name="Table_20_Contents">Erabiltzailearen kautotzea.</text:p>
          </table:table-cell>
        </table:table-row>
        <table:table-row table:style-name="TableLine94048246690816">
          <table:table-cell table:style-name="Taula1.A2" office:value-type="string">
            <text:p text:style-name="Table_20_Contents">LIST</text:p>
          </table:table-cell>
          <table:table-cell table:style-name="Taula1.A2" office:value-type="string">
            <text:p text:style-name="Table_20_Contents"/>
          </table:table-cell>
          <table:table-cell table:style-name="Taula1.C2" office:value-type="string">
            <text:p text:style-name="Table_20_Contents">Fitxategi zerrenda eskatzea.</text:p>
          </table:table-cell>
        </table:table-row>
        <table:table-row table:style-name="TableLine94048343730704">
          <table:table-cell table:style-name="Taula1.A2" office:value-type="string">
            <text:p text:style-name="Table_20_Contents">DOWN</text:p>
          </table:table-cell>
          <table:table-cell table:style-name="Taula1.A2" office:value-type="string">
            <text:p text:style-name="Table_20_Contents">Fitxa_izena</text:p>
          </table:table-cell>
          <table:table-cell table:style-name="Taula1.C2" office:value-type="string">
            <text:p text:style-name="Table_20_Contents">Fitxategi bat zerbitzaritik jaisteko eskaera.</text:p>
          </table:table-cell>
        </table:table-row>
        <table:table-row table:style-name="TableLine94048151757808">
          <table:table-cell table:style-name="Taula1.A2" office:value-type="string">
            <text:p text:style-name="Table_20_Contents">DOW2</text:p>
          </table:table-cell>
          <table:table-cell table:style-name="Taula1.A2" office:value-type="string">
            <text:p text:style-name="Table_20_Contents"/>
          </table:table-cell>
          <table:table-cell table:style-name="Taula1.C2" office:value-type="string">
            <text:p text:style-name="Table_20_Contents">Fitxategi bat zerbitzaritik jaisteko konfirmazioa.</text:p>
          </table:table-cell>
        </table:table-row>
        <table:table-row table:style-name="TableLine94048145853536">
          <table:table-cell table:style-name="Taula1.A2" office:value-type="string">
            <text:p text:style-name="Table_20_Contents">DELE</text:p>
          </table:table-cell>
          <table:table-cell table:style-name="Taula1.A2" office:value-type="string">
            <text:p text:style-name="Table_20_Contents">Fitx_izena</text:p>
          </table:table-cell>
          <table:table-cell table:style-name="Taula1.C2" office:value-type="string">
            <text:p text:style-name="Table_20_Contents">Fitxategi bat ezabatzeko eskaera.</text:p>
          </table:table-cell>
        </table:table-row>
        <table:table-row table:style-name="TableLine94048350720768">
          <table:table-cell table:style-name="Taula1.A2" office:value-type="string">
            <text:p text:style-name="Table_20_Contents">EXIT</text:p>
          </table:table-cell>
          <table:table-cell table:style-name="Taula1.A2" office:value-type="string">
            <text:p text:style-name="Table_20_Contents"/>
          </table:table-cell>
          <table:table-cell table:style-name="Taula1.C2" office:value-type="string">
            <text:p text:style-name="Table_20_Contents">Sesioa ixteko eskaera.</text:p>
          </table:table-cell>
        </table:table-row>
      </table:table>
      <text:p text:style-name="P1"/>
      <text:p text:style-name="P2">Erantzunak:</text:p>
      <table:table table:name="Taula2" table:style-name="Taula2">
        <table:table-column table:style-name="Taula2.A"/>
        <table:table-column table:style-name="Taula2.B"/>
        <table:table-column table:style-name="Taula2.C"/>
        <table:table-row table:style-name="TableLine94048360661424">
          <table:table-cell table:style-name="Taula2.A1" office:value-type="string">
            <text:p text:style-name="P6">Erantzuna</text:p>
          </table:table-cell>
          <table:table-cell table:style-name="Taula2.A1" office:value-type="string">
            <text:p text:style-name="P6">Parametroak</text:p>
          </table:table-cell>
          <table:table-cell table:style-name="Taula2.C1" office:value-type="string">
            <text:p text:style-name="P6">Semantika</text:p>
          </table:table-cell>
        </table:table-row>
        <table:table-row table:style-name="TableLine94048233970224">
          <table:table-cell table:style-name="Taula2.A2" office:value-type="string">
            <text:p text:style-name="Table_20_Contents">OK</text:p>
          </table:table-cell>
          <table:table-cell table:style-name="Taula2.A2" office:value-type="string">
            <text:p text:style-name="Table_20_Contents">Fitx_zerrenda edo</text:p>
            <text:p text:style-name="Table_20_Contents">Fitxategia edo</text:p>
            <text:p text:style-name="Table_20_Contents">Fitx_tamaina edo</text:p>
            <text:p text:style-name="Table_20_Contents">Ezer ez</text:p>
          </table:table-cell>
          <table:table-cell table:style-name="Taula2.C2" office:value-type="string">
            <text:p text:style-name="Table_20_Contents">Erantzun positiboa. Dena ondo joan da.</text:p>
          </table:table-cell>
        </table:table-row>
        <table:table-row table:style-name="TableLine94048341771328">
          <table:table-cell table:style-name="Taula2.A2" office:value-type="string">
            <text:p text:style-name="Table_20_Contents">ER</text:p>
          </table:table-cell>
          <table:table-cell table:style-name="Taula2.A2" office:value-type="string">
            <text:p text:style-name="Table_20_Contents">Errore kodea</text:p>
          </table:table-cell>
          <table:table-cell table:style-name="Taula2.C2" office:value-type="string">
            <text:p text:style-name="Table_20_Contents">Erantzun negatiboa. Arazoren bat egon da.</text:p>
          </table:table-cell>
        </table:table-row>
      </table:table>
      <text:p text:style-name="P1"/>
      <text:p text:style-name="P3">Prozedurak:</text:p>
      <text:p text:style-name="P1">TCP konexioa ezarri ondoren bezeroak daukan aukera bakarra saio berri bat hastea da, beraz, erabil dezakeen komando bakarra USER da. Edozein unetan zerbitzariak espero ez duen komando bat edo komando ezezagun bat jasoz gero <text:span text:style-name="T4">ER erantzuna eta </text:span>1 errore kodearekin erantzungo du eta prozeduraren bat martxan egonez gero bertan behera utziko du. Dena den, errore mota honek ez du saioaren egoera aldatuko, hau da, ez du irekitako saiorik itxiko.</text:p>
      <text:p text:style-name="P1"/>
      <text:p text:style-name="P2">Saioa hasi</text:p>
      <text:p text:style-name="P1">Bezeroak USER komandoa bidaliko du erabiltzaile izen batekin. Erabiltzailea ez bada zuzena zerbitzariak <text:span text:style-name="T4">ER erantzuna eta </text:span>2 errore kodearekin erantzungo du, bestela erantzun positiboa bidaliko du, parametrorik gabe. Errorearen kasuan erabiltzaileak aukera izango du prozesua berriro hasteko TCP konexio beretik edo, bestela, konexioa ixteko.</text:p>
      <text:p text:style-name="P1">Lehenengo pausoa ondo joan bada bezeroak PASS komandoa bidaliko du. Pasahitza ez bada zuzena zerbitzariak <text:span text:style-name="T4">ER erantzuna eta </text:span>3 errore kodea bidaliko du eta prozesua hasierara itzuliko, hau da, bezeroak nahi badu TCP konexio berbera erabil dezake USER komandoa bidaltzeko. Dena ondo joanez gero zerbitzariak erantzun positiboa bidaliko du eta saioa irekita kontsideratuko da. Puntu honetatik aurrera beste komandoak bidaltzeko aukera egongo da eta USER eta PASS komandoak ezingo dira berriro bidali.</text:p>
      <text:p text:style-name="P1"/>
      <text:p text:style-name="P2">Saioa itxi</text:p>
      <text:p text:style-name="P1">Bezeroak saioa itxi dezake EXIT komandoa bidaliz. Zerbitzariak komando hau edozein momentutan onartuko du eta erantzun positiboarekin erantzungo du. Kasu guztietan saioa itxitzat emango da eta bi aldeek TCP konexioa itxiko dute.</text:p>
      <text:p text:style-name="P1"/>
      <text:p text:style-name="P2">Fitxategi zerrenda eskatu</text:p>
      <text:p text:style-name="P1">Bezeroak LIST komandoa bidaliko du. Zerbitzariak arazoren bat izan ezkero <text:span text:style-name="T4">ER erantzuna eta </text:span>4 errore kodea bidaliko du; bestela erantzun positiboa eta fitxategi zerrenda.</text:p>
      <text:p text:style-name="P1"/>
      <text:p text:style-name="P2">Fitxategi bat irakurri (jaitsi)</text:p>
      <text:p text:style-name="P4">Bezeroak DOWN komandoa bidaliko du, jaitsi nahi den fitxategiaren izena adieraziz. Zerbitzariak <text:soft-page-break/><text:span text:style-name="T4">ER erantzuna eta </text:span>5 errore kodea bidaliko du fitxategia ez bada existitzen. Dena ondo joanez gero erantzun positiboa bidaliko du fitxategiaren tamaina (bytetan) adieraziz.</text:p>
      <text:p text:style-name="P4"><text:span text:style-name="T3">Dena ondo badoa bezeroak</text:span> DOW2 komandoa bidaliko du eta zerbitzariak erantzun positiboa eta fitxategiaren edukia bidaliko ditu. Aldiz, erroreren bat suertatuz gero <text:span text:style-name="T4">ER erantzuna eta </text:span>6 errore kodea bidaliko du.</text:p>
      <text:p text:style-name="P1"/>
      <text:p text:style-name="P2">Fitxategi bat ezabatu</text:p>
      <text:p text:style-name="P4">Bezeroak DELE komandoa bidaliko du fitxategiaren izena adieraziz. Erabiltzaile anonimoa bada, eta beraz, eragiketa hau egiteko baimenik ez badu, zerbitzariak <text:span text:style-name="T4">ER erantzuna eta </text:span>7 errore kodeaz erantzungo du eta beste erroreren bat gertatuz gero <text:span text:style-name="T4">ER erantzuna eta 8</text:span> kodearekin. Errorerik ezean erantzun positiboa bidaliko du.</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bai </meta:initial-creator>
    <meta:creation-date>2011-07-01T16:35:12</meta:creation-date>
    <dc:date>2022-10-23T12:16:44.319064633</dc:date>
    <dc:creator>Ibai Gurrutxaga</dc:creator>
    <meta:editing-duration>PT2H57M45S</meta:editing-duration>
    <meta:editing-cycles>27</meta:editing-cycles>
    <meta:generator>LibreOffice/6.4.7.2$Linux_X86_64 LibreOffice_project/40$Build-2</meta:generator>
    <meta:document-statistic meta:table-count="2" meta:image-count="0" meta:object-count="0" meta:page-count="3" meta:paragraph-count="64" meta:word-count="717" meta:character-count="5245" meta:non-whitespace-character-count="4598"/>
  </office:meta>
</office:document-meta>
</file>